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b58b0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b58b0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bold" officeooo:rsid="000b58b0" officeooo:paragraph-rsid="000b58b0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0b58b0" officeooo:paragraph-rsid="000b58b0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58b0" officeooo:paragraph-rsid="000b58b0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bold" officeooo:paragraph-rsid="000bc9bd" style:font-size-asian="10pt" style:font-weight-asian="bold" style:font-size-complex="10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paragraph-rsid="000bc9bd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58b0" officeooo:paragraph-rsid="000bc9bd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0bc9b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d55da" officeooo:paragraph-rsid="000bd40a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58b0" officeooo:paragraph-rsid="000bd40a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d40a" officeooo:paragraph-rsid="000bd40a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0cc279" style:font-size-asian="10pt" style:font-weight-asian="bold" style:font-size-complex="10pt" style:font-weight-complex="bold"/>
    </style:style>
    <style:style style:name="P1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58b0" officeooo:paragraph-rsid="000cc27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bd40a" officeooo:paragraph-rsid="000cc279" style:font-size-asian="10pt" style:font-weight-asian="normal" style:font-size-complex="10pt" style:font-weight-complex="normal"/>
    </style:style>
    <style:style style:name="T1" style:family="text">
      <style:text-properties officeooo:rsid="000b58b0"/>
    </style:style>
    <style:style style:name="T2" style:family="text">
      <style:text-properties officeooo:rsid="001299dc" style:font-size-asian="10pt"/>
    </style:style>
    <style:style style:name="T3" style:family="text">
      <style:text-properties officeooo:rsid="001d55da" style:font-size-asian="8.75pt"/>
    </style:style>
    <style:style style:name="T4" style:family="text">
      <style:text-properties fo:font-variant="normal" fo:text-transform="none" fo:color="#1d2125" loext:opacity="100%" fo:letter-spacing="normal" fo:font-style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fo:font-variant="normal" fo:text-transform="none" fo:color="#1d2125" loext:opacity="100%" fo:letter-spacing="normal" fo:font-style="normal" officeooo:rsid="001d55da"/>
    </style:style>
    <style:style style:name="T9" style:family="text">
      <style:text-properties fo:font-variant="normal" fo:text-transform="none" fo:color="#1d2125" loext:opacity="100%" fo:letter-spacing="normal"/>
    </style:style>
    <style:style style:name="T10" style:family="text">
      <style:text-properties fo:font-variant="normal" fo:text-transform="none" fo:color="#1d2125" loext:opacity="100%" fo:letter-spacing="normal" fo:font-style="normal" officeooo:rsid="000bc9bd"/>
    </style:style>
    <style:style style:name="T11" style:family="text">
      <style:text-properties style:text-underline-style="solid" style:text-underline-width="auto" style:text-underline-color="font-color" fo:font-weight="bold" officeooo:rsid="000bc9bd" style:font-weight-asian="bold" style:font-weight-complex="bold"/>
    </style:style>
    <style:style style:name="T12" style:family="text">
      <style:text-properties style:text-underline-style="dotted" style:text-underline-width="auto" style:text-underline-color="font-color" officeooo:rsid="000bc9bd"/>
    </style:style>
    <style:style style:name="T13" style:family="text">
      <style:text-properties officeooo:rsid="000bc9bd"/>
    </style:style>
    <style:style style:name="T14" style:family="text">
      <style:text-properties officeooo:rsid="001f79c6"/>
    </style:style>
    <style:style style:name="T15" style:family="text">
      <style:text-properties officeooo:rsid="000bd40a"/>
    </style:style>
    <style:style style:name="T16" style:family="text">
      <style:text-properties officeooo:rsid="000cc2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0</text:span></text:p>
      <text:p text:style-name="P1">Tema 4: <text:span text:style-name="T2"><text:s/>Transformación al Modelo Relacional</text:span></text:p>
      <text:p text:style-name="P2">Daniel Pino Gómez</text:p>
      <text:p text:style-name="P3">Curso 25/26</text:p>
      <text:p text:style-name="P3"/>
      <text:p text:style-name="P3"><text:span text:style-name="T3">1. </text:span><text:span text:style-name="T4">Regla de transformación de entidades y atributos</text:span></text:p>
      <text:p text:style-name="P4"/>
      <text:p text:style-name="P5">Proyectos(<text:span text:style-name="T5">#id</text:span><text:span text:style-name="T6">, </text:span><text:span text:style-name="T7">proyecto</text:span><text:span text:style-name="T6">, descripcion, presupuesto</text:span>)</text:p>
      <text:p text:style-name="P5">Empleados(<text:span text:style-name="T5">#id</text:span><text:span text:style-name="T6">, </text:span><text:span text:style-name="T7">dni</text:span><text:span text:style-name="T6">, nombre</text:span>)</text:p>
      <text:p text:style-name="P5">Clientes(<text:span text:style-name="T5">#id</text:span><text:span text:style-name="T6">, nombre, </text:span><text:span text:style-name="T7">nif</text:span>)</text:p>
      <text:p text:style-name="P5">Beneficiarios(<text:span text:style-name="T5">#id</text:span><text:span text:style-name="T6">, nombre, fecha_nac</text:span>)</text:p>
      <text:p text:style-name="P5"/>
      <text:p text:style-name="P5">telefono_empleados(<text:span text:style-name="T5">#empleado_id</text:span><text:span text:style-name="T6">, </text:span><text:span text:style-name="T5">#telefono</text:span>)</text:p>
      <text:p text:style-name="P5"><text:tab/>empleado_id → Empleados(not null, B:C, M:R)</text:p>
      <text:p text:style-name="P5"/>
      <text:p text:style-name="P5">telefono_cliente(<text:span text:style-name="T5">#cliente_id</text:span><text:span text:style-name="T6">, </text:span><text:span text:style-name="T5">#telefono</text:span>)</text:p>
      <text:p text:style-name="P5"><text:tab/>cliente_id → Clientes(not null, B:C, M:R)</text:p>
      <text:p text:style-name="P2"/>
      <text:p text:style-name="P6"><text:span text:style-name="T8">2. </text:span><text:span text:style-name="T9"> </text:span><text:span text:style-name="T4">Regla de transformación de relaciones </text:span><text:span text:style-name="T10">débiles</text:span></text:p>
      <text:p text:style-name="P7"/>
      <text:p text:style-name="P8">Proyectos(<text:span text:style-name="T5">#id</text:span><text:span text:style-name="T6">, </text:span><text:span text:style-name="T7">proyecto</text:span><text:span text:style-name="T6">, descripcion, presupuesto</text:span>)</text:p>
      <text:p text:style-name="P8">Empleados(<text:span text:style-name="T5">#id</text:span><text:span text:style-name="T6">, </text:span><text:span text:style-name="T7">dni</text:span><text:span text:style-name="T6">, nombre</text:span>)</text:p>
      <text:p text:style-name="P8">Clientes(<text:span text:style-name="T5">#id</text:span><text:span text:style-name="T6">, nombre, </text:span><text:span text:style-name="T7">nif</text:span>)</text:p>
      <text:p text:style-name="P8"/>
      <text:p text:style-name="P8">telefono_empleados(<text:span text:style-name="T5">#empleado_id</text:span><text:span text:style-name="T6">, </text:span><text:span text:style-name="T5">#telefono</text:span><text:span text:style-name="T11">_id</text:span>)</text:p>
      <text:p text:style-name="P8"><text:tab/>empleado_id → Empleados(not null, B:C, M:R)</text:p>
      <text:p text:style-name="P8"/>
      <text:p text:style-name="P8">telefono_cliente(<text:span text:style-name="T5">#cliente_id</text:span><text:span text:style-name="T6">, </text:span><text:span text:style-name="T5">#telefono</text:span><text:span text:style-name="T11">_id</text:span>)</text:p>
      <text:p text:style-name="P8"><text:tab/>cliente_id → Clientes(not null, B:C, M:R)</text:p>
      <text:p text:style-name="P8"/>
      <text:p text:style-name="P8">Beneficiarios(<text:span text:style-name="T5">#id</text:span><text:span text:style-name="T6">, nombre, fecha_nac, </text:span><text:span text:style-name="T12">empleado_id</text:span>)</text:p>
      <text:p text:style-name="P8"><text:tab/><text:span text:style-name="T13">empleado_id → Empleados(not null, B:C, M:R)</text:span></text:p>
      <text:p text:style-name="P8"/>
      <text:p text:style-name="P9">3. <text:s/>Regla de transformación de relaciones <text:span text:style-name="T13">1</text:span>:N</text:p>
      <text:p text:style-name="P8"/>
      <text:p text:style-name="P8">Clientes(<text:span text:style-name="T5">#id</text:span><text:span text:style-name="T6">, nombre, </text:span><text:span text:style-name="T7">nif</text:span>)</text:p>
      <text:p text:style-name="P8"/>
      <text:p text:style-name="P8">telefono_empleados(<text:span text:style-name="T5">#empleado_id</text:span><text:span text:style-name="T6">, </text:span><text:span text:style-name="T5">#telefono</text:span><text:span text:style-name="T11">_id</text:span>)</text:p>
      <text:p text:style-name="P8"><text:tab/>empleado_id → Empleados(not null, B:C, M:R)</text:p>
      <text:p text:style-name="P8"/>
      <text:p text:style-name="P8">telefono_cliente(<text:span text:style-name="T5">#cliente_id</text:span><text:span text:style-name="T6">, </text:span><text:span text:style-name="T5">#telefono</text:span><text:span text:style-name="T11">_id</text:span>)</text:p>
      <text:p text:style-name="P8"><text:tab/>cliente_id → Clientes(not null, B:C, M:R)</text:p>
      <text:p text:style-name="P8"/>
      <text:p text:style-name="P8">Beneficiarios(<text:span text:style-name="T5">#id</text:span><text:span text:style-name="T6">, nombre, fecha_nac, </text:span><text:span text:style-name="T12">empleado_id</text:span>)</text:p>
      <text:p text:style-name="P8"><text:tab/><text:span text:style-name="T13">empleado_id → Empleados(not null, B:C, M:R)</text:span></text:p>
      <text:p text:style-name="P8"/>
      <text:p text:style-name="P8">Proyectos(<text:span text:style-name="T5">#id</text:span><text:span text:style-name="T6">, </text:span><text:span text:style-name="T7">proyecto</text:span><text:span text:style-name="T6">, descripcion, presupuesto</text:span>)</text:p>
      <text:p text:style-name="P8"><text:tab/><text:span text:style-name="T13">jefe_id → Empleados(not null, B:R, M:R)</text:span></text:p>
      <text:p text:style-name="P8"><text:tab/><text:span text:style-name="T13">cliente_id → Clientes(not null, B:R, M:R)</text:span></text:p>
      <text:p text:style-name="P8"/>
      <text:p text:style-name="P8">Empleados(<text:span text:style-name="T5">#id</text:span><text:span text:style-name="T6">, </text:span><text:span text:style-name="T7">dni</text:span><text:span text:style-name="T6">, nombre</text:span>)</text:p>
      <text:p text:style-name="P8"><text:tab/><text:span text:style-name="T13">proyecto_id → Proyectos(not null, B:R, M:R)</text:span></text:p>
      <text:p text:style-name="P8"/>
      <text:p text:style-name="P10"><text:span text:style-name="T14">4. <text:s/></text:span>Regla de transformación de relaciones <text:span text:style-name="T15">M:N</text:span></text:p>
      <text:p text:style-name="P10"/>
      <text:p text:style-name="P11">Clientes(<text:span text:style-name="T5">#id</text:span><text:span text:style-name="T6">, nombre, </text:span><text:span text:style-name="T7">nif</text:span>)</text:p>
      <text:p text:style-name="P11"/>
      <text:p text:style-name="P11">telefono_empleados(<text:span text:style-name="T5">#empleado_id</text:span><text:span text:style-name="T6">, </text:span><text:span text:style-name="T5">#telefono</text:span><text:span text:style-name="T11">_id</text:span>)</text:p>
      <text:p text:style-name="P11"><text:tab/>empleado_id → Empleados(not null, B:C, M:R)</text:p>
      <text:p text:style-name="P11"/>
      <text:p text:style-name="P11">telefono_cliente(<text:span text:style-name="T5">#cliente_id</text:span><text:span text:style-name="T6">, </text:span><text:span text:style-name="T5">#telefono</text:span><text:span text:style-name="T11">_id</text:span>)</text:p>
      <text:p text:style-name="P11"><text:tab/>cliente_id → Clientes(not null, B:C, M:R)</text:p>
      <text:p text:style-name="P11"/>
      <text:p text:style-name="P11"/>
      <text:p text:style-name="P11"><text:soft-page-break/>Beneficiarios(<text:span text:style-name="T5">#id</text:span><text:span text:style-name="T6">, nombre, fecha_nac, </text:span><text:span text:style-name="T12">empleado_id</text:span>)</text:p>
      <text:p text:style-name="P11"><text:tab/><text:span text:style-name="T13">empleado_id → Empleados(not null, B:C, M:R)</text:span></text:p>
      <text:p text:style-name="P11"/>
      <text:p text:style-name="P11">Proyectos(<text:span text:style-name="T5">#id</text:span><text:span text:style-name="T6">, </text:span><text:span text:style-name="T7">proyecto</text:span><text:span text:style-name="T6">, descripcion, presupuesto</text:span>)</text:p>
      <text:p text:style-name="P11"><text:tab/><text:span text:style-name="T13">jefe_id → Empleados(not null, B:R, M:R)</text:span></text:p>
      <text:p text:style-name="P11"><text:tab/><text:span text:style-name="T13">cliente_id → Clientes(not null, B:R, M:R)</text:span></text:p>
      <text:p text:style-name="P11"/>
      <text:p text:style-name="P11">Empleados(<text:span text:style-name="T5">#id</text:span><text:span text:style-name="T6">, </text:span><text:span text:style-name="T7">dni</text:span><text:span text:style-name="T6">, nombre</text:span>)</text:p>
      <text:p text:style-name="P11"><text:tab/><text:span text:style-name="T13">proyecto_id → Proyectos(not null, B:R, M:R)</text:span></text:p>
      <text:p text:style-name="P11"/>
      <text:p text:style-name="P12">empleados_proyectos(<text:span text:style-name="T5">#empleado_id</text:span><text:span text:style-name="T6">, </text:span><text:span text:style-name="T5">#empleado_id</text:span><text:span text:style-name="T6">, f_inicio, f_fin, horas, valoracion</text:span>)</text:p>
      <text:p text:style-name="P12"><text:tab/>empleado_id → Empleados(not null, B:R, M:R)</text:p>
      <text:p text:style-name="P12"><text:tab/>proyecto_id → Proyectos(not null, B:R, M:R)</text:p>
      <text:p text:style-name="P12"/>
      <text:p text:style-name="P10"><text:span text:style-name="T15">5</text:span><text:span text:style-name="T14">. <text:s/></text:span>Regla de transformación de relaciones <text:span text:style-name="T15">reflexivas</text:span></text:p>
      <text:p text:style-name="P10"/>
      <text:p text:style-name="P11">Clientes(<text:span text:style-name="T5">#id</text:span><text:span text:style-name="T6">, nombre, </text:span><text:span text:style-name="T7">nif</text:span>)</text:p>
      <text:p text:style-name="P11"/>
      <text:p text:style-name="P11">telefono_empleados(<text:span text:style-name="T5">#empleado_id</text:span><text:span text:style-name="T6">, </text:span><text:span text:style-name="T5">#telefono</text:span><text:span text:style-name="T11">_id</text:span>)</text:p>
      <text:p text:style-name="P11"><text:tab/>empleado_id → Empleados(not null, B:C, M:R)</text:p>
      <text:p text:style-name="P11"/>
      <text:p text:style-name="P11">telefono_cliente(<text:span text:style-name="T5">#cliente_id</text:span><text:span text:style-name="T6">, </text:span><text:span text:style-name="T5">#telefono</text:span><text:span text:style-name="T11">_id</text:span>)</text:p>
      <text:p text:style-name="P11"><text:tab/>cliente_id → Clientes(not null, B:C, M:R)</text:p>
      <text:p text:style-name="P11"/>
      <text:p text:style-name="P11"/>
      <text:p text:style-name="P11">Beneficiarios(<text:span text:style-name="T5">#id</text:span><text:span text:style-name="T6">, nombre, fecha_nac, </text:span><text:span text:style-name="T12">empleado_id</text:span>)</text:p>
      <text:p text:style-name="P11"><text:tab/><text:span text:style-name="T13">empleado_id → Empleados(not null, B:C, M:R)</text:span></text:p>
      <text:p text:style-name="P11"/>
      <text:p text:style-name="P11">Proyectos(<text:span text:style-name="T5">#id</text:span><text:span text:style-name="T6">, </text:span><text:span text:style-name="T7">proyecto</text:span><text:span text:style-name="T6">, descripcion, presupuesto</text:span>)</text:p>
      <text:p text:style-name="P11"><text:tab/><text:span text:style-name="T13">jefe_id → Empleados(not null, B:R, M:R)</text:span></text:p>
      <text:p text:style-name="P11"><text:tab/><text:span text:style-name="T13">cliente_id → Clientes(not null, B:R, M:R)</text:span></text:p>
      <text:p text:style-name="P11"/>
      <text:p text:style-name="P11">Empleados(<text:span text:style-name="T5">#id</text:span><text:span text:style-name="T6">, </text:span><text:span text:style-name="T7">dni</text:span><text:span text:style-name="T6">, nombre</text:span>)</text:p>
      <text:p text:style-name="P11"><text:tab/><text:span text:style-name="T13">proyecto_id → Proyectos(not null, B:R, M:R)</text:span></text:p>
      <text:p text:style-name="P11"/>
      <text:p text:style-name="P12">empleados_proyectos(<text:span text:style-name="T5">#empleado_id</text:span><text:span text:style-name="T6">, </text:span><text:span text:style-name="T5">#empleado_id</text:span><text:span text:style-name="T6">, f_inicio, f_fin, horas, valoracion</text:span>)</text:p>
      <text:p text:style-name="P12"><text:tab/>empleado_id → Empleados(not null, B:R, M:R)</text:p>
      <text:p text:style-name="P12"><text:tab/>proyecto_id → Proyectos(not null, B:R, M:R)</text:p>
      <text:p text:style-name="P12"/>
      <text:p text:style-name="P13"><text:span text:style-name="T16">6</text:span>. <text:s/>Modelo Relacional definitivo</text:p>
      <text:p text:style-name="P13"/>
      <text:p text:style-name="P14">Clientes(<text:span text:style-name="T5">#id</text:span><text:span text:style-name="T6">, nombre, </text:span><text:span text:style-name="T7">nif</text:span>)</text:p>
      <text:p text:style-name="P14"/>
      <text:p text:style-name="P14">telefono_empleados(<text:span text:style-name="T5">#empleado_id</text:span><text:span text:style-name="T6">, </text:span><text:span text:style-name="T5">#telefono</text:span><text:span text:style-name="T11">_id</text:span>)</text:p>
      <text:p text:style-name="P14"><text:tab/>empleado_id → Empleados(not null, B:C, M:R)</text:p>
      <text:p text:style-name="P14"/>
      <text:p text:style-name="P14">telefono_cliente(<text:span text:style-name="T5">#cliente_id</text:span><text:span text:style-name="T6">, </text:span><text:span text:style-name="T5">#telefono</text:span><text:span text:style-name="T11">_id</text:span>)</text:p>
      <text:p text:style-name="P14"><text:tab/>cliente_id → Clientes(not null, B:C, M:R)</text:p>
      <text:p text:style-name="P14"/>
      <text:p text:style-name="P14"/>
      <text:p text:style-name="P14">Beneficiarios(<text:span text:style-name="T5">#id</text:span><text:span text:style-name="T6">, nombre, fecha_nac, </text:span><text:span text:style-name="T12">empleado_id</text:span>)</text:p>
      <text:p text:style-name="P14"><text:tab/><text:span text:style-name="T13">empleado_id → Empleados(not null, B:C, M:R)</text:span></text:p>
      <text:p text:style-name="P14"/>
      <text:p text:style-name="P14">Proyectos(<text:span text:style-name="T5">#id</text:span><text:span text:style-name="T6">, </text:span><text:span text:style-name="T7">proyecto</text:span><text:span text:style-name="T6">, descripcion, presupuesto</text:span>)</text:p>
      <text:p text:style-name="P14"><text:tab/><text:span text:style-name="T13">jefe_id → Empleados(not null, B:R, M:R)</text:span></text:p>
      <text:p text:style-name="P14"><text:tab/><text:span text:style-name="T13">cliente_id → Clientes(not null, B:R, M:R)</text:span></text:p>
      <text:p text:style-name="P14"/>
      <text:p text:style-name="P14">Empleados(<text:span text:style-name="T5">#id</text:span><text:span text:style-name="T6">, </text:span><text:span text:style-name="T7">dni</text:span><text:span text:style-name="T6">, nombre</text:span>)</text:p>
      <text:p text:style-name="P14"><text:tab/><text:span text:style-name="T13">proyecto_id → Proyectos(not null, B:R, M:R)</text:span></text:p>
      <text:p text:style-name="P14"/>
      <text:p text:style-name="P15"/>
      <text:p text:style-name="P15"><text:soft-page-break/>empleados_proyectos(<text:span text:style-name="T5">#empleado_id</text:span><text:span text:style-name="T6">, </text:span><text:span text:style-name="T5">#empleado_id</text:span><text:span text:style-name="T6">, f_inicio, f_fin, horas, valoracion</text:span>)</text:p>
      <text:p text:style-name="P15"><text:tab/>empleado_id → Empleados(not null, B:R, M:R)</text:p>
      <text:p text:style-name="P15"><text:tab/>proyecto_id → Proyectos(not null, B:R, M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0:35:40.289574600</meta:creation-date>
    <dc:date>2025-11-24T11:16:35.623035900</dc:date>
    <meta:editing-duration>PT4M48S</meta:editing-duration>
    <meta:editing-cycles>1</meta:editing-cycles>
    <meta:document-statistic meta:table-count="0" meta:image-count="0" meta:object-count="0" meta:page-count="3" meta:paragraph-count="84" meta:word-count="388" meta:character-count="3546" meta:non-whitespace-character-count="3201"/>
    <meta:generator>LibreOffice/25.8.2.2$Windows_X86_64 LibreOffice_project/d401f2107ccab8f924a8e2df40f573aab7605b6f</meta:generator>
  </office:meta>
</office:document-meta>
</file>